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5e4527" officeooo:paragraph-rsid="005e4527"/>
    </style:style>
    <style:style style:name="P3" style:family="paragraph" style:parent-style-name="Standard">
      <style:paragraph-properties fo:line-height="200%"/>
      <style:text-properties officeooo:rsid="008610a0" officeooo:paragraph-rsid="008610a0"/>
    </style:style>
    <style:style style:name="P4" style:family="paragraph" style:parent-style-name="Standard">
      <style:paragraph-properties fo:line-height="200%"/>
      <style:text-properties officeooo:rsid="005e4527" officeooo:paragraph-rsid="005e4527"/>
    </style:style>
    <style:style style:name="T1" style:family="text">
      <style:text-properties officeooo:rsid="001df2de"/>
    </style:style>
    <style:style style:name="T2" style:family="text">
      <style:text-properties officeooo:rsid="002303da"/>
    </style:style>
    <style:style style:name="T3" style:family="text">
      <style:text-properties officeooo:rsid="002f95f3"/>
    </style:style>
    <style:style style:name="T4" style:family="text">
      <style:text-properties officeooo:rsid="0032e7df"/>
    </style:style>
    <style:style style:name="T5" style:family="text">
      <style:text-properties officeooo:rsid="0034930a"/>
    </style:style>
    <style:style style:name="T6" style:family="text">
      <style:text-properties officeooo:rsid="003bb661"/>
    </style:style>
    <style:style style:name="T7" style:family="text">
      <style:text-properties officeooo:rsid="00422e82"/>
    </style:style>
    <style:style style:name="T8" style:family="text">
      <style:text-properties officeooo:rsid="0046e115"/>
    </style:style>
    <style:style style:name="T9" style:family="text">
      <style:text-properties officeooo:rsid="004717d0"/>
    </style:style>
    <style:style style:name="T10" style:family="text">
      <style:text-properties officeooo:rsid="0047e176"/>
    </style:style>
    <style:style style:name="T11" style:family="text">
      <style:text-properties fo:font-style="italic" officeooo:rsid="0048c34b" style:font-style-asian="italic" style:font-style-complex="italic"/>
    </style:style>
    <style:style style:name="T12" style:family="text">
      <style:text-properties fo:font-style="italic" officeooo:rsid="007b83de" style:font-style-asian="italic" style:font-style-complex="italic"/>
    </style:style>
    <style:style style:name="T13" style:family="text">
      <style:text-properties fo:font-style="italic" fo:font-weight="normal" officeooo:rsid="0090aacb" style:font-style-asian="italic" style:font-weight-asian="normal" style:font-style-complex="italic" style:font-weight-complex="normal"/>
    </style:style>
    <style:style style:name="T14" style:family="text">
      <style:text-properties fo:font-style="italic" fo:font-weight="normal" officeooo:rsid="00a483b4"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48c34b" style:font-style-asian="normal" style:font-style-complex="normal"/>
    </style:style>
    <style:style style:name="T17" style:family="text">
      <style:text-properties fo:font-style="normal" officeooo:rsid="007b83de" style:font-style-asian="normal" style:font-style-complex="normal"/>
    </style:style>
    <style:style style:name="T18" style:family="text">
      <style:text-properties fo:font-style="normal" officeooo:rsid="007c534c" style:font-style-asian="normal" style:font-style-complex="normal"/>
    </style:style>
    <style:style style:name="T19" style:family="text">
      <style:text-properties fo:font-style="normal" officeooo:rsid="007e1e01" style:font-style-asian="normal" style:font-style-complex="normal"/>
    </style:style>
    <style:style style:name="T20" style:family="text">
      <style:text-properties fo:font-style="normal" officeooo:rsid="007ffe17" style:font-style-asian="normal" style:font-style-complex="normal"/>
    </style:style>
    <style:style style:name="T21" style:family="text">
      <style:text-properties fo:font-style="normal" officeooo:rsid="00817998" style:font-style-asian="normal" style:font-style-complex="normal"/>
    </style:style>
    <style:style style:name="T22" style:family="text">
      <style:text-properties fo:font-style="normal" officeooo:rsid="00829893" style:font-style-asian="normal" style:font-style-complex="normal"/>
    </style:style>
    <style:style style:name="T23" style:family="text">
      <style:text-properties fo:font-style="normal" officeooo:rsid="00837c02" style:font-style-asian="normal" style:font-style-complex="normal"/>
    </style:style>
    <style:style style:name="T24" style:family="text">
      <style:text-properties fo:font-style="normal" officeooo:rsid="00843f6f" style:font-style-asian="normal" style:font-style-complex="normal"/>
    </style:style>
    <style:style style:name="T25" style:family="text">
      <style:text-properties fo:font-style="normal" officeooo:rsid="0087693f" style:font-style-asian="normal" style:font-style-complex="normal"/>
    </style:style>
    <style:style style:name="T26" style:family="text">
      <style:text-properties fo:font-style="normal" officeooo:rsid="0087efb5" style:font-style-asian="normal" style:font-style-complex="normal"/>
    </style:style>
    <style:style style:name="T27" style:family="text">
      <style:text-properties fo:font-style="normal" officeooo:rsid="0089022b" style:font-style-asian="normal" style:font-style-complex="normal"/>
    </style:style>
    <style:style style:name="T28" style:family="text">
      <style:text-properties fo:font-style="normal" officeooo:rsid="008b4037" style:font-style-asian="normal" style:font-style-complex="normal"/>
    </style:style>
    <style:style style:name="T29" style:family="text">
      <style:text-properties fo:font-style="normal" officeooo:rsid="008c63db" style:font-style-asian="normal" style:font-style-complex="normal"/>
    </style:style>
    <style:style style:name="T30" style:family="text">
      <style:text-properties fo:font-style="normal" officeooo:rsid="008dddf7" style:font-style-asian="normal" style:font-style-complex="normal"/>
    </style:style>
    <style:style style:name="T31" style:family="text">
      <style:text-properties fo:font-style="normal" officeooo:rsid="008f55c2" style:font-style-asian="normal" style:font-style-complex="normal"/>
    </style:style>
    <style:style style:name="T32" style:family="text">
      <style:text-properties fo:font-style="normal" officeooo:rsid="0090aacb" style:font-style-asian="normal" style:font-style-complex="normal"/>
    </style:style>
    <style:style style:name="T33" style:family="text">
      <style:text-properties fo:font-style="normal" fo:font-weight="bold" officeooo:rsid="0090aacb" style:font-style-asian="normal" style:font-weight-asian="bold" style:font-style-complex="normal" style:font-weight-complex="bold"/>
    </style:style>
    <style:style style:name="T34" style:family="text">
      <style:text-properties fo:font-style="normal" fo:font-weight="normal" officeooo:rsid="0090aacb" style:font-style-asian="normal" style:font-weight-asian="normal" style:font-style-complex="normal" style:font-weight-complex="normal"/>
    </style:style>
    <style:style style:name="T35" style:family="text">
      <style:text-properties fo:font-style="normal" fo:font-weight="normal" officeooo:rsid="00918b4b" style:font-style-asian="normal" style:font-weight-asian="normal" style:font-style-complex="normal" style:font-weight-complex="normal"/>
    </style:style>
    <style:style style:name="T36" style:family="text">
      <style:text-properties fo:font-style="normal" fo:font-weight="normal" officeooo:rsid="00930aba" style:font-style-asian="normal" style:font-weight-asian="normal" style:font-style-complex="normal" style:font-weight-complex="normal"/>
    </style:style>
    <style:style style:name="T37" style:family="text">
      <style:text-properties fo:font-style="normal" fo:font-weight="normal" officeooo:rsid="0094ca59" style:font-style-asian="normal" style:font-weight-asian="normal" style:font-style-complex="normal" style:font-weight-complex="normal"/>
    </style:style>
    <style:style style:name="T38" style:family="text">
      <style:text-properties fo:font-style="normal" fo:font-weight="normal" officeooo:rsid="00968ab0" style:font-style-asian="normal" style:font-weight-asian="normal" style:font-style-complex="normal" style:font-weight-complex="normal"/>
    </style:style>
    <style:style style:name="T39" style:family="text">
      <style:text-properties fo:font-style="normal" fo:font-weight="normal" officeooo:rsid="00987294" style:font-style-asian="normal" style:font-weight-asian="normal" style:font-style-complex="normal" style:font-weight-complex="normal"/>
    </style:style>
    <style:style style:name="T40" style:family="text">
      <style:text-properties fo:font-style="normal" fo:font-weight="normal" officeooo:rsid="00995fa3" style:font-style-asian="normal" style:font-weight-asian="normal" style:font-style-complex="normal" style:font-weight-complex="normal"/>
    </style:style>
    <style:style style:name="T41" style:family="text">
      <style:text-properties fo:font-style="normal" fo:font-weight="normal" officeooo:rsid="009aef53" style:font-style-asian="normal" style:font-weight-asian="normal" style:font-style-complex="normal" style:font-weight-complex="normal"/>
    </style:style>
    <style:style style:name="T42" style:family="text">
      <style:text-properties fo:font-style="normal" fo:font-weight="normal" officeooo:rsid="009c5858" style:font-style-asian="normal" style:font-weight-asian="normal" style:font-style-complex="normal" style:font-weight-complex="normal"/>
    </style:style>
    <style:style style:name="T43" style:family="text">
      <style:text-properties fo:font-style="normal" fo:font-weight="normal" officeooo:rsid="009d1c24" style:font-style-asian="normal" style:font-weight-asian="normal" style:font-style-complex="normal" style:font-weight-complex="normal"/>
    </style:style>
    <style:style style:name="T44" style:family="text">
      <style:text-properties fo:font-style="normal" fo:font-weight="normal" officeooo:rsid="009eae2c" style:font-style-asian="normal" style:font-weight-asian="normal" style:font-style-complex="normal" style:font-weight-complex="normal"/>
    </style:style>
    <style:style style:name="T45" style:family="text">
      <style:text-properties fo:font-style="normal" fo:font-weight="normal" officeooo:rsid="00a033c1" style:font-style-asian="normal" style:font-weight-asian="normal" style:font-style-complex="normal" style:font-weight-complex="normal"/>
    </style:style>
    <style:style style:name="T46" style:family="text">
      <style:text-properties fo:font-style="normal" fo:font-weight="normal" officeooo:rsid="00a3bc43" style:font-style-asian="normal" style:font-weight-asian="normal" style:font-style-complex="normal" style:font-weight-complex="normal"/>
    </style:style>
    <style:style style:name="T47" style:family="text">
      <style:text-properties fo:font-style="normal" fo:font-weight="normal" officeooo:rsid="00a483b4" style:font-style-asian="normal" style:font-weight-asian="normal" style:font-style-complex="normal" style:font-weight-complex="normal"/>
    </style:style>
    <style:style style:name="T48" style:family="text">
      <style:text-properties fo:font-style="normal" fo:font-weight="normal" officeooo:rsid="00a5cff9" style:font-style-asian="normal" style:font-weight-asian="normal" style:font-style-complex="normal" style:font-weight-complex="normal"/>
    </style:style>
    <style:style style:name="T49" style:family="text">
      <style:text-properties fo:font-style="normal" fo:font-weight="normal" officeooo:rsid="00a7764d" style:font-style-asian="normal" style:font-weight-asian="normal" style:font-style-complex="normal" style:font-weight-complex="normal"/>
    </style:style>
    <style:style style:name="T50" style:family="text">
      <style:text-properties officeooo:rsid="004a67e5"/>
    </style:style>
    <style:style style:name="T51" style:family="text">
      <style:text-properties officeooo:rsid="004dda2f"/>
    </style:style>
    <style:style style:name="T52" style:family="text">
      <style:text-properties officeooo:rsid="0055fd16"/>
    </style:style>
    <style:style style:name="T53" style:family="text">
      <style:text-properties officeooo:rsid="005ba140"/>
    </style:style>
    <style:style style:name="T54" style:family="text">
      <style:text-properties officeooo:rsid="0061d311"/>
    </style:style>
    <style:style style:name="T55" style:family="text">
      <style:text-properties officeooo:rsid="0064d8d4"/>
    </style:style>
    <style:style style:name="T56" style:family="text">
      <style:text-properties officeooo:rsid="0065e437"/>
    </style:style>
    <style:style style:name="T57" style:family="text">
      <style:text-properties officeooo:rsid="006ff4b1"/>
    </style:style>
    <style:style style:name="T58" style:family="text">
      <style:text-properties officeooo:rsid="00789be8"/>
    </style:style>
    <style:style style:name="T59" style:family="text">
      <style:text-properties officeooo:rsid="007a23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Leora sat eating her dinner with Tia, as was to become the normal routine during the occupation above. Even after their first romantic encounter, the bat felt sheepish and humbled before her mentor. “How long have you worked in medicine, Tia?” she asked in an effort to make small-talk, drinking another batch of the synthetic blood.</text:span></text:p>
      <text:p text:style-name="P1"><text:tab/>“<text:span text:style-name="T2">I started out in biology a long time ago, and soon dual-majored into medicine, finishing my doctorates in Vega and proceeding to work here whence I was hired. Lucius has paid me well, and I’ve been able to get along alright with the pay, so I stayed. He begrudgingly pampers me with generous funding to play with, as well, so not much to complain about other then his uptight demeanor,” Tia explained, munching on rolled together balls of hay whilst maintaining her grace.</text:span></text:p>
      <text:p text:style-name="P1"><text:tab/>“<text:span text:style-name="T3">Oh, you went to Vega’s school? My auntie went there, too! Did you meet her?”</text:span></text:p>
      <text:p text:style-name="P1"><text:tab/>“<text:span text:style-name="T4">Ah, the one who’s work I finished to make you that serum. What was her name again?”</text:span></text:p>
      <text:p text:style-name="P1"><text:tab/>“<text:span text:style-name="T4">Twinleaf!”</text:span></text:p>
      <text:p text:style-name="P1"><text:tab/>“<text:span text:style-name="T5">Mm, she and I collaborated on a few research projects if I recall correctly. She was a charmer, for certain. That must be where you got it from,” Althea cooed, rolling one of the hay pellets her new girlfriend’s way. “Try it – one shouldn’t hurt as a snack.”</text:span></text:p>
      <text:p text:style-name="P1"><text:tab/><text:span text:style-name="T6">Leora blushed and put down her drink to pick up the pellet, munching it awkwardly as a look of pleasure came across her face – a long-awaited reprieve on her palette from the heavy iron taste of bloods had come at last. Tia smiled and flicked another one towards the bat, who ate it up hastily. “That’s enough for now, dear,” said Althea, with the two resuming their meals.</text:span></text:p>
      <text:p text:style-name="P1"><text:tab/>“<text:span text:style-name="T7">How did your trip back up go? Is it bad? You said you’d tell me at dinnertime.”</text:span></text:p>
      <text:p text:style-name="P1"><text:tab/>“<text:span text:style-name="T8">I grabbed a few things, checked on others, and said hello to Gwendolyn.”</text:span></text:p>
      <text:p text:style-name="P1"><text:tab/>“<text:span text:style-name="T9">She asked where you’d been, didn’t she?”</text:span></text:p>
      <text:p text:style-name="P1"><text:tab/>“<text:span text:style-name="T10">Indeed, though she didn’t have a chance to get a straight answer. I found she hadn’t even told the boys and up there </text:span><text:span text:style-name="T11">why</text:span><text:span text:style-name="T16"> they were fighting, though.</text:span><text:span text:style-name="T10">”</text:span></text:p>
      <text:p text:style-name="P1"><text:tab/>“<text:span text:style-name="T50">W-what? <text:s/>Did you tell them?” asked Leora nervously, her heart getting ready to pound.</text:span></text:p>
      <text:p text:style-name="P1"><text:soft-page-break/><text:tab/>“<text:span text:style-name="T51">I told them that hidden away under orders of Lucius was a fugitive important to our invaders regarding their not-so glory days is all. Rallied them not to let such scum determine how we handle affairs within our own property. They deserve at least some of the truth, especially if it keeps them fighting.”</text:span></text:p>
      <text:p text:style-name="P1"><text:tab/>“<text:span text:style-name="T52">I...I guess,” Leora stammered, finishing her food, as Tia did the same, a reassuring smile coming back across her face..</text:span></text:p>
      <text:p text:style-name="P1"><text:tab/>“<text:span text:style-name="T53">Fret not my sweet, no harm shall come to you as long as you’re under my watch. We’ll stay safe down here until all is well.”</text:span></text:p>
      <text:p text:style-name="P1"><text:tab/>“<text:span text:style-name="T54">Thank you. Can I speak with my auntie or Lucius while we’re down here? I miss them…”</text:span></text:p>
      <text:p text:style-name="P1"><text:tab/>“<text:span text:style-name="T55">I don’t have a telegram all the way down here, Leora.”</text:span></text:p>
      <text:p text:style-name="P1"><text:tab/>“<text:span text:style-name="T56">Oh, I’m sorry...”</text:span></text:p>
      <text:p text:style-name="P2">[line break]</text:p>
      <text:p text:style-name="P2"><text:tab/><text:span text:style-name="T57">Panama and Cyrus both tucked in their heads as soared underneath a bridge and came shooting out the other side back up high into the sky, following a raven. The warm breeze of the sunrise was exhilaration to the birds. The crow especially felt enlightened, freed from his injury’s limitations in the air.</text:span></text:p>
      <text:p text:style-name="P2"><text:tab/>“<text:span text:style-name="T58">Why do you call me out into the air so early?” asked the raven, her voice as cold as ice.</text:span></text:p>
      <text:p text:style-name="P2"><text:tab/>“<text:span text:style-name="T59">Panama and I were going to ask Volk about this case we got in our talons, but he was...busy with other manners. We needed to ask you what information we have against Lucius in this trial so -”</text:span></text:p>
      <text:p text:style-name="P2"><text:tab/>“<text:span text:style-name="T12">That’s</text:span><text:span text:style-name="T17"> why you called me up so early? </text:span><text:span text:style-name="T18">To pester </text:span><text:span text:style-name="T19">your superior over secret business?” she interrupted </text:span><text:span text:style-name="T20">harshly, beginning to descend abruptly.</text:span></text:p>
      <text:p text:style-name="P3"><text:span text:style-name="T20">&lt;</text:span><text:span text:style-name="T15">TRANSLATE&gt;</text:span></text:p>
      <text:p text:style-name="P2"><text:span text:style-name="T20"><text:tab/>“</text:span><text:span text:style-name="T21">Madam </text:span><text:span text:style-name="T22">Myst, we </text:span><text:span text:style-name="T23">simply want to help -”</text:span></text:p>
      <text:p text:style-name="P2"><text:soft-page-break/><text:span text:style-name="T23"><text:tab/>“You can help by performing as witnesses, no more and no less,” Myst retorted, cutting off Panama too </text:span><text:span text:style-name="T24">as she landed upon </text:span><text:span text:style-name="T25">the roof of the Huntsmen embassy. </text:span><text:span text:style-name="T26">Panama &amp; Cyrus landed behind her as she looked out to the sun and moon parallel in the sky.</text:span></text:p>
      <text:p text:style-name="P2"><text:span text:style-name="T26"><text:tab/>“</text:span><text:span text:style-name="T27">A barren </text:span><text:span text:style-name="T28">horizon. Not enough of us flying so freely anymore, is there, comrades?” Myst remarked, partly to herself, before dropping off the roof and flying away without another word.</text:span></text:p>
      <text:p text:style-name="P2"><text:span text:style-name="T28"><text:tab/>“</text:span><text:span text:style-name="T29">Well, Panama, at least it didn’t go as poorly as with Volk,” </text:span><text:span text:style-name="T30">Cyrus offered up.</text:span></text:p>
      <text:p text:style-name="P2"><text:span text:style-name="T30"><text:tab/></text:span><text:span text:style-name="T31">[line break]</text:span></text:p>
      <text:p text:style-name="P2"><text:span text:style-name="T31"><text:tab/></text:span><text:span text:style-name="T32">“I am on trial for genocide, possibly going to be </text:span><text:span text:style-name="T33">hung</text:span><text:span text:style-name="T34">, and </text:span><text:span text:style-name="T13">you -my attorney -</text:span><text:span text:style-name="T34"> are spending our period of discovery searching for some wacko’s fantasy book!” </text:span><text:span text:style-name="T35">cried Lux, garnering the attention of the nearby occupants of the library.</text:span><text:span text:style-name="T36"> Upon realizing his mistake, the cat quickly walked behind a bookshelf out of sight, making sure his garments covered his face well.</text:span></text:p>
      <text:p text:style-name="P2"><text:span text:style-name="T36"><text:tab/>“</text:span><text:span text:style-name="T37">This book is an old tool of mine, </text:span><text:span text:style-name="T38">wrapped up in the charm of plain sight – an occultist’s biography, </text:span><text:span text:style-name="T39">displaced as archaic mythology,” replied Urod. </text:span><text:span text:style-name="T40">The avian </text:span><text:span text:style-name="T41">lifted his wings in frustration and let them slide through flaps in his cloak, showing off his </text:span><text:span text:style-name="T42">dark feathers </text:span><text:span text:style-name="T43">as his eyes began to glow. </text:span><text:span text:style-name="T44">After a moment, he sighed as his eyes dimmed once more. “</text:span><text:span text:style-name="T45">Follow me.”</text:span></text:p>
      <text:p text:style-name="P2"><text:span text:style-name="T45"><text:tab/></text:span><text:span text:style-name="T46">Urod hastily moved toward the back of the library into the “Not Categorized” section, </text:span><text:span text:style-name="T47">where he non-nonchalantly picked out none other then the </text:span><text:span text:style-name="T14">Book of Black Earth</text:span><text:span text:style-name="T47">. “</text:span><text:span text:style-name="T48">This, my friend, has finally been worth it,” he exclaimed, hurrying to </text:span><text:span text:style-name="T49">the counter to check out the book, then exiting past Shekel who’d been waiting outside.</text:span></text:p>
      <text:p text:style-name="P2"><text:span text:style-name="T49"><text:tab/>“Wait for u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0T14:00:51.034913225</meta:creation-date>
    <dc:date>2020-04-20T21:52:06.799776089</dc:date>
    <meta:editing-duration>PT7H20M26S</meta:editing-duration>
    <meta:editing-cycles>133</meta:editing-cycles>
    <meta:generator>LibreOffice/6.3.5.2$Linux_X86_64 LibreOffice_project/30$Build-2</meta:generator>
    <meta:document-statistic meta:table-count="0" meta:image-count="0" meta:object-count="0" meta:page-count="3" meta:paragraph-count="33" meta:word-count="920" meta:character-count="5154" meta:non-whitespace-character-count="4232"/>
  </office:meta>
</office:document-meta>
</file>